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text-properties style:font-name="Times New Roman" fo:font-size="4pt" style:font-size-asian="4pt" style:font-size-complex="4pt"/>
    </style:style>
    <style:style style:name="P2" style:family="paragraph">
      <style:paragraph-properties fo:text-align="center"/>
    </style:style>
    <style:style style:name="T1" style:family="text">
      <style:text-properties style:font-name="Times New Roman" fo:font-size="4pt" style:font-size-asian="4pt" style:font-size-complex="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/>
    </style:style>
    <style:style style:name="gr3" style:family="graphic">
      <style:graphic-properties draw:fill="solid" draw:fill-color="#ffffff" draw:textarea-horizontal-align="justify" draw:textarea-vertical-align="middle" draw:auto-grow-height="false" style:run-through="foreground"/>
    </style:style>
    <style:style style:name="gr4" style:family="graphic">
      <style:graphic-properties draw:fill="solid" draw:fill-color="#ffffff" draw:textarea-horizontal-align="center" draw:textarea-vertical-align="middl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svg:stroke-color="#ff420e" draw:textarea-horizontal-align="justify" draw:textarea-vertical-align="middle" draw:auto-grow-height="false" style:run-through="foreground"/>
    </style:style>
    <style:style style:name="gr7" style:family="graphic">
      <style:graphic-properties draw:stroke="dash" draw:stroke-dash="Ultrafine_20_Dashed" svg:stroke-color="#ff420e"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168cm" style:run-through="foreground"/>
    </style:style>
    <style:style style:name="gr9" style:family="graphic">
      <style:graphic-properties draw:textarea-horizontal-align="center" draw:textarea-vertical-align="middle" style:run-through="foreground"/>
    </style:style>
    <style:style style:name="gr10" style:family="graphic">
      <style:graphic-properties draw:stroke="none" svg:stroke-color="#000000" draw:fill="none" draw:fill-color="#ffffff" fo:min-height="0.226cm" style:run-through="foreground"/>
    </style:style>
    <style:style style:name="gr11" style:family="graphic">
      <style:graphic-properties draw:stroke="none" svg:stroke-color="#000000" draw:fill="none" draw:fill-color="#ffffff" fo:min-height="0.183cm" style:run-through="foreground"/>
    </style:style>
    <style:style style:name="gr12" style:family="graphic">
      <style:graphic-properties draw:stroke="dash" draw:stroke-dash="_33__20_Dashes_20_3_20_Dots_20__28_var_29_" svg:stroke-color="#ff420e" draw:textarea-horizontal-align="center" draw:textarea-vertical-align="middle" style:run-through="foreground"/>
    </style:style>
    <style:style style:name="gr13" style:family="graphic">
      <style:graphic-properties draw:stroke="dash" draw:stroke-dash="_33__20_Dashes_20_3_20_Dots_20__28_var_29_" svg:stroke-color="#ff420e" draw:fill="solid" draw:fill-color="#ff420e" draw:textarea-horizontal-align="center" draw:textarea-vertical-align="middle" style:run-through="foreground"/>
    </style:style>
    <style:style style:name="gr14" style:family="graphic">
      <style:graphic-properties draw:fill="solid" draw:fill-color="#ffffff" draw:textarea-horizontal-align="justify" draw:textarea-vertical-align="middle" draw:auto-grow-height="false" style:run-through="foreground" style:vertical-pos="from-top" style:vertical-rel="paragraph" style:horizontal-pos="from-left" style:horizontal-rel="paragraph"/>
    </style:style>
    <style:style style:name="gr15" style:family="graphic">
      <style:graphic-properties draw:fill="solid" draw:fill-color="#ffffff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168cm" style:run-through="foreground" style:vertical-pos="from-top" style:vertical-rel="paragraph" style:horizontal-pos="from-left" style:horizontal-rel="paragraph"/>
    </style:style>
    <style:style style:name="gr17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183cm" style:run-through="foreground" style:vertical-pos="from-top" style:vertical-rel="paragraph" style:horizontal-pos="from-left" style:horizontal-rel="paragraph"/>
    </style:style>
    <style:style style:name="gr19" style:family="graphic">
      <style:graphic-properties draw:stroke="dash" draw:stroke-dash="_33__20_Dashes_20_3_20_Dots_20__28_var_29_" svg:stroke-color="#ff420e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20" style:family="graphic">
      <style:graphic-properties draw:stroke="dash" draw:stroke-dash="_33__20_Dashes_20_3_20_Dots_20__28_var_29_" svg:stroke-color="#ff420e" draw:fill="solid" draw:fill-color="#ff420e" draw:textarea-horizontal-align="center" draw:textarea-vertical-align="middle" style:run-through="foreground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1" draw:style-name="gr2"><draw:custom-shape draw:style-name="gr3" svg:width="0.468cm" svg:height="1.885cm" svg:x="0.09cm" svg:y="0.79cm"><text:p/><draw:enhanced-geometry svg:viewBox="0 0 21600 21600" draw:glue-points="?f7 0 ?f6 ?f1 0 ?f10 ?f6 21600 ?f4 ?f10 21600 ?f9" draw:path-stretchpoint-x="10800" draw:path-stretchpoint-y="10800" draw:text-areas="0 ?f1 ?f4 ?f12" draw:type="cube" draw:modifiers="216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draw:style-name="gr3" svg:width="0.456cm" svg:height="1.853cm" svg:x="0.631cm" svg:y="0.79cm"><text:p/><draw:enhanced-geometry svg:viewBox="0 0 21600 21600" draw:glue-points="?f7 0 ?f6 ?f1 0 ?f10 ?f6 21600 ?f4 ?f10 21600 ?f9" draw:path-stretchpoint-x="10800" draw:path-stretchpoint-y="10800" draw:text-areas="0 ?f1 ?f4 ?f12" draw:type="cube" draw:modifiers="10508.1081081081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draw:style-name="gr3" svg:width="0.456cm" svg:height="1.853cm" svg:x="1.256cm" svg:y="0.78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508.1081081081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draw:style-name="gr3" svg:width="0.456cm" svg:height="1.853cm" svg:x="1.88cm" svg:y="0.769cm"><text:p/><draw:enhanced-geometry svg:viewBox="0 0 21600 21600" draw:glue-points="?f7 0 ?f6 ?f1 0 ?f10 ?f6 21600 ?f4 ?f10 21600 ?f9" draw:path-stretchpoint-x="10800" draw:path-stretchpoint-y="10800" draw:text-areas="0 ?f1 ?f4 ?f12" draw:type="cube" draw:modifiers="10508.1081081081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rect draw:style-name="gr4" draw:text-style-name="P2" svg:width="0.237cm" svg:height="1.22cm" svg:x="2.614cm" svg:y="1.154cm"><text:p/></draw:rect><draw:rect draw:style-name="gr4" draw:text-style-name="P2" svg:width="0.244cm" svg:height="1.223cm" svg:x="3.088cm" svg:y="1.157cm"><text:p/></draw:rect><draw:rect draw:style-name="gr4" draw:text-style-name="P2" svg:width="0.149cm" svg:height="0.821cm" svg:x="3.563cm" svg:y="1.335cm"><text:p/></draw:rect><draw:g draw:style-name="gr5"><draw:custom-shape draw:style-name="gr6" svg:width="0.193cm" svg:height="0.422cm" svg:x="0.249cm" svg:y="1.591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5444.559585492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7" draw:text-style-name="P2" svg:x1="0.307cm" svg:y1="1.731cm" svg:x2="0.656cm" svg:y2="1.872cm"><text:p/></draw:line><draw:line draw:style-name="gr7" draw:text-style-name="P2" svg:x1="0.441cm" svg:y1="1.591cm" svg:x2="0.656cm" svg:y2="1.871cm"><text:p/></draw:line><draw:line draw:style-name="gr7" draw:text-style-name="P2" svg:x1="0.441cm" svg:y1="1.872cm" svg:x2="0.656cm" svg:y2="1.872cm"><text:p/></draw:line><draw:line draw:style-name="gr7" draw:text-style-name="P2" svg:x1="0.304cm" svg:y1="2.013cm" svg:x2="0.657cm" svg:y2="1.872cm"><text:p/></draw:line></draw:g><draw:g draw:style-name="gr5"><draw:custom-shape draw:style-name="gr6" svg:width="0.193cm" svg:height="0.422cm" svg:x="0.898cm" svg:y="1.591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5444.559585492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7" draw:text-style-name="P2" svg:x1="0.956cm" svg:y1="1.731cm" svg:x2="1.305cm" svg:y2="1.872cm"><text:p/></draw:line><draw:line draw:style-name="gr7" draw:text-style-name="P2" svg:x1="1.09cm" svg:y1="1.591cm" svg:x2="1.305cm" svg:y2="1.871cm"><text:p/></draw:line><draw:line draw:style-name="gr7" draw:text-style-name="P2" svg:x1="1.09cm" svg:y1="1.872cm" svg:x2="1.305cm" svg:y2="1.872cm"><text:p/></draw:line><draw:line draw:style-name="gr7" draw:text-style-name="P2" svg:x1="0.952cm" svg:y1="2.013cm" svg:x2="1.305cm" svg:y2="1.872cm"><text:p/></draw:line></draw:g><draw:g draw:style-name="gr5"><draw:custom-shape draw:style-name="gr6" svg:width="0.193cm" svg:height="0.422cm" svg:x="1.519cm" svg:y="1.6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5444.559585492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7" draw:text-style-name="P2" svg:x1="1.577cm" svg:y1="1.739cm" svg:x2="1.926cm" svg:y2="1.88cm"><text:p/></draw:line><draw:line draw:style-name="gr7" draw:text-style-name="P2" svg:x1="1.711cm" svg:y1="1.6cm" svg:x2="1.926cm" svg:y2="1.88cm"><text:p/></draw:line><draw:line draw:style-name="gr7" draw:text-style-name="P2" svg:x1="1.711cm" svg:y1="1.88cm" svg:x2="1.926cm" svg:y2="1.88cm"><text:p/></draw:line><draw:line draw:style-name="gr7" draw:text-style-name="P2" svg:x1="1.574cm" svg:y1="2.021cm" svg:x2="1.927cm" svg:y2="1.88cm"><text:p/></draw:line></draw:g><draw:g draw:style-name="gr5"><draw:custom-shape draw:style-name="gr6" svg:width="0.193cm" svg:height="0.422cm" svg:x="2.15cm" svg:y="1.561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5444.559585492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7" draw:text-style-name="P2" svg:x1="2.208cm" svg:y1="1.701cm" svg:x2="2.557cm" svg:y2="1.842cm"><text:p/></draw:line><draw:line draw:style-name="gr7" draw:text-style-name="P2" svg:x1="2.342cm" svg:y1="1.561cm" svg:x2="2.557cm" svg:y2="1.841cm"><text:p/></draw:line><draw:line draw:style-name="gr7" draw:text-style-name="P2" svg:x1="2.342cm" svg:y1="1.841cm" svg:x2="2.557cm" svg:y2="1.841cm"><text:p/></draw:line><draw:line draw:style-name="gr7" draw:text-style-name="P2" svg:x1="2.205cm" svg:y1="1.982cm" svg:x2="2.558cm" svg:y2="1.841cm"><text:p/></draw:line></draw:g><draw:frame draw:style-name="gr8" draw:text-style-name="P1" svg:width="0.705cm" svg:height="0.324cm" svg:x="-0.263cm" svg:y="0.612cm"><draw:text-box><text:p><text:span text:style-name="T1">Input:</text:span></text:p><text:p><text:span text:style-name="T1">1x256x192</text:span></text:p></draw:text-box></draw:frame><draw:g draw:style-name="gr5"><draw:line draw:style-name="gr9" draw:text-style-name="P2" svg:x1="1.171cm" svg:y1="3.018cm" svg:x2="1.4cm" svg:y2="3.018cm"><text:p/></draw:line><draw:line draw:style-name="gr9" draw:text-style-name="P2" svg:x1="1.171cm" svg:y1="2.246cm" svg:x2="1.171cm" svg:y2="3.019cm"><text:p/></draw:line><draw:line draw:style-name="gr9" draw:text-style-name="P2" svg:x1="1.399cm" svg:y1="3.186cm" svg:x2="1.399cm" svg:y2="2.874cm"><text:p/></draw:line><draw:frame draw:style-name="gr8" draw:text-style-name="P1" svg:width="0.528cm" svg:height="0.324cm" svg:x="1.444cm" svg:y="2.874cm"><draw:text-box><text:p><text:span text:style-name="T1">P1: 2x2</text:span></text:p><text:p><text:span text:style-name="T1">D1: 0.1</text:span></text:p></draw:text-box></draw:frame></draw:g><draw:g draw:style-name="gr5"><draw:line draw:style-name="gr9" draw:text-style-name="P2" svg:x1="2.455cm" svg:y1="3.036cm" svg:x2="2.684cm" svg:y2="3.036cm"><text:p/></draw:line><draw:line draw:style-name="gr9" draw:text-style-name="P2" svg:x1="2.455cm" svg:y1="2.263cm" svg:x2="2.455cm" svg:y2="3.036cm"><text:p/></draw:line><draw:line draw:style-name="gr9" draw:text-style-name="P2" svg:x1="2.683cm" svg:y1="3.203cm" svg:x2="2.683cm" svg:y2="2.891cm"><text:p/></draw:line><draw:frame draw:style-name="gr8" draw:text-style-name="P1" svg:width="0.528cm" svg:height="0.324cm" svg:x="2.729cm" svg:y="2.891cm"><draw:text-box><text:p><text:span text:style-name="T1">P3: 2x2</text:span></text:p><text:p><text:span text:style-name="T1">D3: 0.3</text:span></text:p></draw:text-box></draw:frame></draw:g><draw:g draw:style-name="gr5"><draw:line draw:style-name="gr9" draw:text-style-name="P2" svg:x1="1.827cm" svg:y1="0.415cm" svg:x2="2.056cm" svg:y2="0.415cm"><text:p/></draw:line><draw:line draw:style-name="gr9" draw:text-style-name="P2" svg:x1="1.827cm" svg:y1="0.868cm" svg:x2="1.827cm" svg:y2="0.415cm"><text:p/></draw:line><draw:line draw:style-name="gr9" draw:text-style-name="P2" svg:x1="2.056cm" svg:y1="0.582cm" svg:x2="2.056cm" svg:y2="0.27cm"><text:p/></draw:line><draw:frame draw:style-name="gr8" draw:text-style-name="P1" svg:width="0.528cm" svg:height="0.324cm" svg:x="2.101cm" svg:y="0.27cm"><draw:text-box><text:p><text:span text:style-name="T1">P2: 2x2</text:span></text:p><text:p><text:span text:style-name="T1">D2: 0.2</text:span></text:p></draw:text-box></draw:frame></draw:g><draw:g draw:style-name="gr5"><draw:g draw:style-name="gr5"><draw:line draw:style-name="gr9" draw:text-style-name="P2" svg:x1="3.177cm" svg:y1="0.754cm" svg:x2="3.177cm" svg:y2="0.592cm"><text:p/></draw:line><draw:line draw:style-name="gr9" draw:text-style-name="P2" svg:x1="2.944cm" svg:y1="0.679cm" svg:x2="3.173cm" svg:y2="0.679cm"><text:p/></draw:line><draw:line draw:style-name="gr9" draw:text-style-name="P2" svg:x1="2.944cm" svg:y1="1.291cm" svg:x2="2.944cm" svg:y2="0.679cm"><text:p/></draw:line></draw:g><draw:frame draw:style-name="gr10" draw:text-style-name="P1" svg:width="0.528cm" svg:height="0.227cm" svg:x="3.203cm" svg:y="0.588cm"><draw:text-box><text:p><text:span text:style-name="T1">D4: 0.5</text:span></text:p></draw:text-box></draw:frame></draw:g><draw:frame draw:style-name="gr11" draw:text-style-name="P1" svg:width="0.338cm" svg:height="0.184cm" svg:x="3.071cm" svg:y="0.983cm"><draw:text-box><text:p><text:span text:style-name="T1">1000</text:span></text:p></draw:text-box></draw:frame><draw:frame draw:style-name="gr11" draw:text-style-name="P1" svg:width="0.338cm" svg:height="0.184cm" svg:x="2.58cm" svg:y="0.974cm"><draw:text-box><text:p><text:span text:style-name="T1">1000</text:span></text:p></draw:text-box></draw:frame><draw:frame draw:style-name="gr11" draw:text-style-name="P1" svg:width="0.174cm" svg:height="0.184cm" svg:x="3.538cm" svg:y="1.152cm"><draw:text-box><text:p><text:span text:style-name="T1">16</text:span></text:p></draw:text-box></draw:frame><draw:frame draw:style-name="gr11" draw:text-style-name="P1" svg:width="0.179cm" svg:height="0.184cm" svg:x="0.69cm" svg:y="0.861cm"><draw:text-box><text:p><text:span text:style-name="T1">32</text:span></text:p></draw:text-box></draw:frame><draw:frame draw:style-name="gr11" draw:text-style-name="P1" svg:width="0.179cm" svg:height="0.184cm" svg:x="1.319cm" svg:y="0.847cm"><draw:text-box><text:p><text:span text:style-name="T1">64</text:span></text:p></draw:text-box></draw:frame><draw:frame draw:style-name="gr11" draw:text-style-name="P1" svg:width="0.234cm" svg:height="0.184cm" svg:x="1.88cm" svg:y="0.854cm"><draw:text-box><text:p><text:span text:style-name="T1">128</text:span></text:p></draw:text-box></draw:frame><draw:frame draw:style-name="gr11" draw:text-style-name="P1" svg:width="0.179cm" svg:height="0.184cm" svg:x="0.67cm" svg:y="2.642cm"><draw:text-box><text:p><text:span text:style-name="T1">C1</text:span></text:p></draw:text-box></draw:frame><draw:frame draw:style-name="gr11" draw:text-style-name="P1" svg:width="0.179cm" svg:height="0.184cm" svg:x="1.295cm" svg:y="2.632cm"><draw:text-box><text:p><text:span text:style-name="T1">C2</text:span></text:p></draw:text-box></draw:frame><draw:frame draw:style-name="gr11" draw:text-style-name="P1" svg:width="0.179cm" svg:height="0.184cm" svg:x="1.88cm" svg:y="2.621cm"><draw:text-box><text:p><text:span text:style-name="T1">C3</text:span></text:p></draw:text-box></draw:frame><draw:line draw:style-name="gr12" draw:text-style-name="P2" svg:x1="2.85cm" svg:y1="2.373cm" svg:x2="3.088cm" svg:y2="2.373cm"><text:p/></draw:line><draw:line draw:style-name="gr12" draw:text-style-name="P2" svg:x1="2.85cm" svg:y1="1.157cm" svg:x2="3.07cm" svg:y2="1.157cm"><text:p/></draw:line><draw:line draw:style-name="gr13" draw:text-style-name="P2" svg:x1="3.332cm" svg:y1="2.38cm" svg:x2="3.563cm" svg:y2="2.156cm"><text:p/></draw:line><draw:line draw:style-name="gr12" draw:text-style-name="P2" svg:x1="3.332cm" svg:y1="1.161cm" svg:x2="3.563cm" svg:y2="1.336cm"><text:p/></draw:line><draw:line draw:style-name="gr12" draw:text-style-name="P2" svg:x1="2.335cm" svg:y1="2.401cm" svg:x2="2.591cm" svg:y2="2.367cm"><text:p/></draw:line><draw:line draw:style-name="gr12" draw:text-style-name="P2" svg:x1="2.335cm" svg:y1="0.769cm" svg:x2="2.614cm" svg:y2="1.154cm"><text:p/></draw:line><draw:line draw:style-name="gr12" draw:text-style-name="P2" svg:x1="2.113cm" svg:y1="0.991cm" svg:x2="2.614cm" svg:y2="1.153cm"><text:p/></draw:line><draw:line draw:style-name="gr12" draw:text-style-name="P2" svg:x1="2.131cm" svg:y1="2.622cm" svg:x2="2.614cm" svg:y2="2.373cm"><text:p/></draw:line></draw:g><draw:frame text:anchor-type="paragraph" draw:z-index="0" draw:style-name="gr1" draw:text-style-name="P1" svg:width="0.338cm" svg:height="0.184cm" svg:x="-0.208cm" svg:y="4.078cm"><draw:text-box><text:p><text:span text:style-name="T1">1000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" draw:style-name="gr14" svg:width="0.468cm" svg:height="1.885cm" svg:x="3.794cm" svg:y="0.542cm"><text:p/><draw:enhanced-geometry svg:viewBox="0 0 21600 21600" draw:glue-points="?f7 0 ?f6 ?f1 0 ?f10 ?f6 21600 ?f4 ?f10 21600 ?f9" draw:path-stretchpoint-x="10800" draw:path-stretchpoint-y="10800" draw:text-areas="0 ?f1 ?f4 ?f12" draw:type="cube" draw:modifiers="216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3" draw:style-name="gr14" svg:width="0.456cm" svg:height="1.853cm" svg:x="4.336cm" svg:y="0.542cm"><text:p/><draw:enhanced-geometry svg:viewBox="0 0 21600 21600" draw:glue-points="?f7 0 ?f6 ?f1 0 ?f10 ?f6 21600 ?f4 ?f10 21600 ?f9" draw:path-stretchpoint-x="10800" draw:path-stretchpoint-y="10800" draw:text-areas="0 ?f1 ?f4 ?f12" draw:type="cube" draw:modifiers="10508.1081081081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4" draw:style-name="gr14" svg:width="0.456cm" svg:height="1.853cm" svg:x="4.96cm" svg:y="0.531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508.1081081081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5" draw:style-name="gr14" svg:width="0.456cm" svg:height="1.853cm" svg:x="5.584cm" svg:y="0.52cm"><text:p/><draw:enhanced-geometry svg:viewBox="0 0 21600 21600" draw:glue-points="?f7 0 ?f6 ?f1 0 ?f10 ?f6 21600 ?f4 ?f10 21600 ?f9" draw:path-stretchpoint-x="10800" draw:path-stretchpoint-y="10800" draw:text-areas="0 ?f1 ?f4 ?f12" draw:type="cube" draw:modifiers="10508.1081081081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rect text:anchor-type="paragraph" draw:z-index="6" draw:style-name="gr15" draw:text-style-name="P2" svg:width="0.237cm" svg:height="1.22cm" svg:x="6.318cm" svg:y="0.905cm"><text:p/></draw:rect><draw:rect text:anchor-type="paragraph" draw:z-index="7" draw:style-name="gr15" draw:text-style-name="P2" svg:width="0.244cm" svg:height="1.223cm" svg:x="6.793cm" svg:y="0.908cm"><text:p/></draw:rect><draw:rect text:anchor-type="paragraph" draw:z-index="8" draw:style-name="gr15" draw:text-style-name="P2" svg:width="0.149cm" svg:height="0.821cm" svg:x="7.267cm" svg:y="1.087cm"><text:p/></draw:rect><draw:g text:anchor-type="paragraph" draw:z-index="9" draw:style-name="gr2"><draw:custom-shape draw:style-name="gr6" svg:width="0.193cm" svg:height="0.422cm" svg:x="3.953cm" svg:y="1.342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5444.559585492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7" draw:text-style-name="P2" svg:x1="4.011cm" svg:y1="1.48cm" svg:x2="4.36cm" svg:y2="1.621cm"><text:p/></draw:line><draw:line draw:style-name="gr7" draw:text-style-name="P2" svg:x1="4.145cm" svg:y1="1.342cm" svg:x2="4.36cm" svg:y2="1.622cm"><text:p/></draw:line><draw:line draw:style-name="gr7" draw:text-style-name="P2" svg:x1="4.145cm" svg:y1="1.621cm" svg:x2="4.36cm" svg:y2="1.621cm"><text:p/></draw:line><draw:line draw:style-name="gr7" draw:text-style-name="P2" svg:x1="4.008cm" svg:y1="1.762cm" svg:x2="4.361cm" svg:y2="1.621cm"><text:p/></draw:line></draw:g><draw:g text:anchor-type="paragraph" draw:z-index="10" draw:style-name="gr2"><draw:custom-shape draw:style-name="gr6" svg:width="0.193cm" svg:height="0.422cm" svg:x="4.602cm" svg:y="1.342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5444.559585492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7" draw:text-style-name="P2" svg:x1="4.66cm" svg:y1="1.48cm" svg:x2="5.009cm" svg:y2="1.621cm"><text:p/></draw:line><draw:line draw:style-name="gr7" draw:text-style-name="P2" svg:x1="4.794cm" svg:y1="1.342cm" svg:x2="5.009cm" svg:y2="1.622cm"><text:p/></draw:line><draw:line draw:style-name="gr7" draw:text-style-name="P2" svg:x1="4.794cm" svg:y1="1.621cm" svg:x2="5.009cm" svg:y2="1.621cm"><text:p/></draw:line><draw:line draw:style-name="gr7" draw:text-style-name="P2" svg:x1="4.657cm" svg:y1="1.762cm" svg:x2="5.01cm" svg:y2="1.621cm"><text:p/></draw:line></draw:g><draw:g text:anchor-type="paragraph" draw:z-index="11" draw:style-name="gr2"><draw:custom-shape draw:style-name="gr6" svg:width="0.193cm" svg:height="0.422cm" svg:x="5.223cm" svg:y="1.351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5444.559585492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7" draw:text-style-name="P2" svg:x1="5.281cm" svg:y1="1.49cm" svg:x2="5.63cm" svg:y2="1.631cm"><text:p/></draw:line><draw:line draw:style-name="gr7" draw:text-style-name="P2" svg:x1="5.415cm" svg:y1="1.351cm" svg:x2="5.63cm" svg:y2="1.631cm"><text:p/></draw:line><draw:line draw:style-name="gr7" draw:text-style-name="P2" svg:x1="5.415cm" svg:y1="1.63cm" svg:x2="5.63cm" svg:y2="1.63cm"><text:p/></draw:line><draw:line draw:style-name="gr7" draw:text-style-name="P2" svg:x1="5.278cm" svg:y1="1.771cm" svg:x2="5.631cm" svg:y2="1.63cm"><text:p/></draw:line></draw:g><draw:g text:anchor-type="paragraph" draw:z-index="12" draw:style-name="gr2"><draw:custom-shape draw:style-name="gr6" svg:width="0.193cm" svg:height="0.422cm" svg:x="5.854cm" svg:y="1.312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5444.559585492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7" draw:text-style-name="P2" svg:x1="5.911cm" svg:y1="1.45cm" svg:x2="6.26cm" svg:y2="1.591cm"><text:p/></draw:line><draw:line draw:style-name="gr7" draw:text-style-name="P2" svg:x1="6.045cm" svg:y1="1.312cm" svg:x2="6.26cm" svg:y2="1.592cm"><text:p/></draw:line><draw:line draw:style-name="gr7" draw:text-style-name="P2" svg:x1="6.045cm" svg:y1="1.591cm" svg:x2="6.26cm" svg:y2="1.591cm"><text:p/></draw:line><draw:line draw:style-name="gr7" draw:text-style-name="P2" svg:x1="5.909cm" svg:y1="1.732cm" svg:x2="6.262cm" svg:y2="1.591cm"><text:p/></draw:line></draw:g><draw:frame text:anchor-type="paragraph" draw:z-index="13" draw:style-name="gr16" draw:text-style-name="P1" svg:width="0.705cm" svg:height="0.324cm" svg:x="3.441cm" svg:y="0.363cm"><draw:text-box><text:p><text:span text:style-name="T1">Input:</text:span></text:p><text:p><text:span text:style-name="T1">1x256x192</text:span></text:p></draw:text-box></draw:frame><draw:g text:anchor-type="paragraph" draw:z-index="22" draw:style-name="gr2"><draw:line draw:style-name="gr9" draw:text-style-name="P2" svg:x1="5.531cm" svg:y1="0.166cm" svg:x2="5.76cm" svg:y2="0.166cm"><text:p/></draw:line><draw:line draw:style-name="gr9" draw:text-style-name="P2" svg:x1="5.531cm" svg:y1="0.619cm" svg:x2="5.531cm" svg:y2="0.166cm"><text:p/></draw:line><draw:line draw:style-name="gr9" draw:text-style-name="P2" svg:x1="5.76cm" svg:y1="0.333cm" svg:x2="5.76cm" svg:y2="0.021cm"><text:p/></draw:line><draw:frame draw:style-name="gr8" draw:text-style-name="P1" svg:width="0.528cm" svg:height="0.168cm" svg:x="5.805cm" svg:y="0.106cm"><draw:text-box><text:p><text:span text:style-name="T1">P2: 2x2</text:span></text:p></draw:text-box></draw:frame></draw:g><draw:frame text:anchor-type="paragraph" draw:z-index="23" draw:style-name="gr18" draw:text-style-name="P1" svg:width="0.338cm" svg:height="0.184cm" svg:x="6.81cm" svg:y="0.734cm"><draw:text-box><text:p><text:span text:style-name="T1">500</text:span></text:p></draw:text-box></draw:frame><draw:frame text:anchor-type="paragraph" draw:z-index="24" draw:style-name="gr18" draw:text-style-name="P1" svg:width="0.338cm" svg:height="0.184cm" svg:x="6.334cm" svg:y="0.725cm"><draw:text-box><text:p><text:span text:style-name="T1">500</text:span></text:p></draw:text-box></draw:frame><draw:frame text:anchor-type="paragraph" draw:z-index="25" draw:style-name="gr18" draw:text-style-name="P1" svg:width="0.174cm" svg:height="0.184cm" svg:x="7.243cm" svg:y="0.903cm"><draw:text-box><text:p><text:span text:style-name="T1">16</text:span></text:p></draw:text-box></draw:frame><draw:frame text:anchor-type="paragraph" draw:z-index="26" draw:style-name="gr18" draw:text-style-name="P1" svg:width="0.179cm" svg:height="0.184cm" svg:x="4.394cm" svg:y="0.612cm"><draw:text-box><text:p><text:span text:style-name="T1">32</text:span></text:p></draw:text-box></draw:frame><draw:frame text:anchor-type="paragraph" draw:z-index="27" draw:style-name="gr18" draw:text-style-name="P1" svg:width="0.179cm" svg:height="0.184cm" svg:x="5.024cm" svg:y="0.598cm"><draw:text-box><text:p><text:span text:style-name="T1">64</text:span></text:p></draw:text-box></draw:frame><draw:frame text:anchor-type="paragraph" draw:z-index="28" draw:style-name="gr18" draw:text-style-name="P1" svg:width="0.234cm" svg:height="0.184cm" svg:x="5.584cm" svg:y="0.605cm"><draw:text-box><text:p><text:span text:style-name="T1">128</text:span></text:p></draw:text-box></draw:frame><draw:frame text:anchor-type="paragraph" draw:z-index="29" draw:style-name="gr18" draw:text-style-name="P1" svg:width="0.179cm" svg:height="0.184cm" svg:x="4.374cm" svg:y="2.394cm"><draw:text-box><text:p><text:span text:style-name="T1">C1</text:span></text:p></draw:text-box></draw:frame><draw:frame text:anchor-type="paragraph" draw:z-index="30" draw:style-name="gr18" draw:text-style-name="P1" svg:width="0.179cm" svg:height="0.184cm" svg:x="4.999cm" svg:y="2.383cm"><draw:text-box><text:p><text:span text:style-name="T1">C2</text:span></text:p></draw:text-box></draw:frame><draw:frame text:anchor-type="paragraph" draw:z-index="31" draw:style-name="gr18" draw:text-style-name="P1" svg:width="0.179cm" svg:height="0.184cm" svg:x="5.584cm" svg:y="2.372cm"><draw:text-box><text:p><text:span text:style-name="T1">C3</text:span></text:p></draw:text-box></draw:frame><draw:line text:anchor-type="paragraph" draw:z-index="32" draw:style-name="gr19" draw:text-style-name="P2" svg:x1="6.555cm" svg:y1="2.124cm" svg:x2="6.793cm" svg:y2="2.124cm"><text:p/></draw:line><draw:line text:anchor-type="paragraph" draw:z-index="33" draw:style-name="gr19" draw:text-style-name="P2" svg:x1="6.555cm" svg:y1="0.908cm" svg:x2="6.775cm" svg:y2="0.908cm"><text:p/></draw:line><draw:line text:anchor-type="paragraph" draw:z-index="34" draw:style-name="gr20" draw:text-style-name="P2" svg:x1="7.036cm" svg:y1="2.131cm" svg:x2="7.267cm" svg:y2="1.907cm"><text:p/></draw:line><draw:line text:anchor-type="paragraph" draw:z-index="35" draw:style-name="gr19" draw:text-style-name="P2" svg:x1="7.036cm" svg:y1="0.912cm" svg:x2="7.267cm" svg:y2="1.087cm"><text:p/></draw:line><draw:line text:anchor-type="paragraph" draw:z-index="36" draw:style-name="gr19" draw:text-style-name="P2" svg:x1="6.04cm" svg:y1="2.152cm" svg:x2="6.296cm" svg:y2="2.118cm"><text:p/></draw:line><draw:line text:anchor-type="paragraph" draw:z-index="37" draw:style-name="gr19" draw:text-style-name="P2" svg:x1="6.04cm" svg:y1="0.52cm" svg:x2="6.319cm" svg:y2="0.905cm"><text:p/></draw:line><draw:line text:anchor-type="paragraph" draw:z-index="38" draw:style-name="gr19" draw:text-style-name="P2" svg:x1="5.817cm" svg:y1="0.743cm" svg:x2="6.318cm" svg:y2="0.905cm"><text:p/></draw:line><draw:line text:anchor-type="paragraph" draw:z-index="39" draw:style-name="gr19" draw:text-style-name="P2" svg:x1="5.835cm" svg:y1="2.373cm" svg:x2="6.318cm" svg:y2="2.124cm"><text:p/></draw:line><draw:line text:anchor-type="paragraph" draw:z-index="18" draw:style-name="gr17" draw:text-style-name="P2" svg:x1="6.159cm" svg:y1="2.787cm" svg:x2="6.388cm" svg:y2="2.787cm"><text:p/></draw:line><draw:line text:anchor-type="paragraph" draw:z-index="19" draw:style-name="gr17" draw:text-style-name="P2" svg:x1="6.159cm" svg:y1="2.014cm" svg:x2="6.159cm" svg:y2="2.787cm"><text:p/></draw:line><draw:line text:anchor-type="paragraph" draw:z-index="20" draw:style-name="gr17" draw:text-style-name="P2" svg:x1="6.388cm" svg:y1="2.954cm" svg:x2="6.388cm" svg:y2="2.642cm"><text:p/></draw:line><draw:frame text:anchor-type="paragraph" draw:z-index="21" draw:style-name="gr16" draw:text-style-name="P1" svg:width="0.528cm" svg:height="0.168cm" svg:x="6.433cm" svg:y="2.72cm"><draw:text-box><text:p><text:span text:style-name="T1">P3: 2x2</text:span></text:p></draw:text-box></draw:frame><draw:line text:anchor-type="paragraph" draw:z-index="14" draw:style-name="gr17" draw:text-style-name="P2" svg:x1="4.875cm" svg:y1="2.769cm" svg:x2="5.104cm" svg:y2="2.769cm"><text:p/></draw:line><draw:line text:anchor-type="paragraph" draw:z-index="15" draw:style-name="gr17" draw:text-style-name="P2" svg:x1="4.875cm" svg:y1="1.996cm" svg:x2="4.875cm" svg:y2="2.769cm"><text:p/></draw:line><draw:line text:anchor-type="paragraph" draw:z-index="16" draw:style-name="gr17" draw:text-style-name="P2" svg:x1="5.104cm" svg:y1="2.936cm" svg:x2="5.104cm" svg:y2="2.624cm"><text:p/></draw:line><draw:frame text:anchor-type="paragraph" draw:z-index="17" draw:style-name="gr16" draw:text-style-name="P1" svg:width="0.528cm" svg:height="0.168cm" svg:x="5.149cm" svg:y="2.688cm"><draw:text-box><text:p><text:span text:style-name="T1">P1: 2x2</text:span></text:p></draw:text-box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_33__20_Dashes_20_3_20_Dots_20__28_var_29_" draw:display-name="3 Dashes 3 Dots (var)" draw:style="rect" draw:dots1="3" draw:dots1-length="197%" draw:dots2="3" draw:distance="10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1:47:06.829029769</meta:creation-date>
    <dc:date>2017-12-01T15:43:29.210315096</dc:date>
    <meta:editing-duration>PT24M11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